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OpenSymbol" svg:font-family="OpenSymbol"/>
    <style:font-face style:name="Tahoma1" svg:font-family="Tahoma"/>
    <style:font-face style:name="Verdana" svg:font-family="Verdana, 'Lucida Grande', 'Trebuchet MS', Helvetica, Arial,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margin-top="0in" fo:margin-bottom="0in" style:line-height-at-least="0.1874in" fo:widows="1" fo:text-indent="0in" style:auto-text-indent="false" fo:padding="0in" fo:border="none"/>
    </style:style>
    <style:style style:name="P2" style:family="paragraph" style:parent-style-name="Text_20_body">
      <style:paragraph-properties fo:margin-left="0in" fo:margin-right="0in" fo:margin-top="0in" fo:margin-bottom="0in" style:line-height-at-least="0.198in" fo:text-align="start" style:justify-single-word="false" fo:widows="1" fo:text-indent="0in" style:auto-text-indent="false" fo:padding="0in" fo:border="none"/>
      <style:text-properties fo:font-variant="normal" fo:text-transform="none" fo:color="#222426" style:font-name="Helvetica Neue" fo:font-size="11.25pt" fo:letter-spacing="normal" fo:font-style="normal" fo:font-weight="normal"/>
    </style:style>
    <style:style style:name="P3" style:family="paragraph" style:parent-style-name="Text_20_body">
      <style:paragraph-properties fo:margin-left="0in" fo:margin-right="0in" fo:margin-top="0in" fo:margin-bottom="0in" style:line-height-at-least="0.198in" fo:text-align="start" style:justify-single-word="false" fo:widows="1" fo:text-indent="0in" style:auto-text-indent="false" fo:padding="0in" fo:border="none"/>
      <style:text-properties fo:font-variant="normal" fo:text-transform="none" fo:color="#222426" style:font-name="Arial1" fo:font-size="11.25pt" fo:letter-spacing="normal" fo:font-style="normal" fo:font-weight="normal"/>
    </style:style>
    <style:style style:name="P4" style:family="paragraph" style:parent-style-name="Text_20_body">
      <style:paragraph-properties fo:margin-left="0in" fo:margin-right="0in" fo:margin-top="0in" fo:margin-bottom="0in" style:line-height-at-least="0.1874in" fo:widows="1" fo:text-indent="0in" style:auto-text-indent="false" fo:padding="0in" fo:border="none"/>
      <style:text-properties fo:font-variant="normal" fo:text-transform="none" fo:color="#222426" style:font-name="Arial1" fo:font-size="11.25pt" fo:letter-spacing="normal" fo:font-style="normal" fo:font-weight="normal"/>
    </style:style>
    <style:style style:name="P5" style:family="paragraph" style:parent-style-name="Text_20_body">
      <style:paragraph-properties fo:margin-left="0in" fo:margin-right="0in" fo:margin-top="0in" fo:margin-bottom="0in" style:line-height-at-least="0.198in" fo:text-align="start" style:justify-single-word="false" fo:widows="1" fo:text-indent="0in" style:auto-text-indent="false" fo:padding="0in" fo:border="none"/>
    </style:style>
    <style:style style:name="P6" style:family="paragraph" style:parent-style-name="Preformatted_20_Text">
      <style:paragraph-properties fo:margin-left="0in" fo:margin-right="0in" fo:margin-top="0in" fo:margin-bottom="0in" fo:text-align="start" style:justify-single-word="false" fo:widows="1" fo:text-indent="0in" style:auto-text-indent="false" fo:padding="0in" fo:border="none"/>
    </style:style>
    <style:style style:name="P7" style:family="paragraph" style:parent-style-name="Heading_20_1">
      <style:paragraph-properties fo:margin-left="0in" fo:margin-right="0in" fo:margin-top="0in" fo:margin-bottom="0in" fo:line-height="130%" fo:text-align="start" style:justify-single-word="false" fo:widows="1" fo:text-indent="0in" style:auto-text-indent="false" fo:padding="0in" fo:border="none"/>
      <style:text-properties fo:font-variant="normal" fo:text-transform="none" fo:color="#222426" style:font-name="Helvetica Neue" fo:font-size="15.75pt" fo:letter-spacing="normal" fo:font-style="normal" fo:font-weight="bold"/>
    </style:style>
    <style:style style:name="P8" style:family="paragraph" style:parent-style-name="Heading_20_1">
      <style:paragraph-properties fo:margin-left="0in" fo:margin-right="0in" fo:margin-top="0in" fo:margin-bottom="0in" style:line-height-at-least="0.1874in" fo:widows="1" fo:text-indent="0in" style:auto-text-indent="false" fo:padding="0in" fo:border="none"/>
      <style:text-properties fo:font-variant="normal" fo:text-transform="none" fo:color="#222426" style:font-name="Helvetica Neue" fo:font-size="15.75pt" fo:letter-spacing="normal" fo:font-style="normal" fo:font-weight="bold"/>
    </style:style>
    <style:style style:name="P9" style:family="paragraph" style:parent-style-name="Preformatted_20_Text">
      <style:paragraph-properties fo:margin-top="0in" fo:margin-bottom="0in" fo:text-align="start" style:justify-single-word="false" fo:widows="1" fo:padding="0in" fo:border="none"/>
    </style:style>
    <style:style style:name="P10" style:family="paragraph" style:parent-style-name="Text_20_body" style:list-style-name="L1">
      <style:paragraph-properties fo:margin-left="0in" fo:margin-right="0in" fo:margin-top="0in" fo:margin-bottom="0in" style:line-height-at-least="0.198in" fo:text-align="start" style:justify-single-word="false" fo:widows="1" fo:text-indent="0in" style:auto-text-indent="false" fo:padding="0in" fo:border="none"/>
      <style:text-properties fo:font-variant="normal" fo:text-transform="none" fo:color="#222426" style:font-name="Arial1" fo:font-size="11.25pt" fo:letter-spacing="normal" fo:font-style="normal" fo:font-weight="normal"/>
    </style:style>
    <style:style style:name="P11" style:family="paragraph" style:parent-style-name="Text_20_body" style:list-style-name="L1">
      <style:paragraph-properties fo:margin-left="0in" fo:margin-right="0in" fo:margin-top="0in" fo:margin-bottom="0in" style:line-height-at-least="0.198in" fo:text-align="start" style:justify-single-word="false" fo:widows="1" fo:text-indent="0in" style:auto-text-indent="false" fo:padding="0in" fo:border="none"/>
    </style:style>
    <style:style style:name="T1" style:family="text">
      <style:text-properties fo:font-variant="normal" fo:text-transform="none" fo:color="#333333" style:font-name="Verdana" fo:font-size="9.75pt" fo:letter-spacing="normal" fo:font-style="normal"/>
    </style:style>
    <style:style style:name="T2" style:family="text">
      <style:text-properties fo:font-variant="normal" fo:text-transform="none" fo:color="#333333" style:font-name="Verdana" fo:font-size="9.75pt" fo:letter-spacing="normal" fo:font-style="normal" fo:font-weight="normal"/>
    </style:style>
    <style:style style:name="T3" style:family="text">
      <style:text-properties fo:font-variant="normal" fo:text-transform="none" fo:color="#333333" fo:letter-spacing="normal"/>
    </style:style>
    <style:style style:name="T4" style:family="text">
      <style:text-properties fo:font-variant="normal" fo:text-transform="none" fo:color="#222426" style:font-name="Consolas" fo:font-size="9.75pt" fo:letter-spacing="normal" fo:font-style="normal" fo:font-weight="normal" fo:background-color="#eeeeee"/>
    </style:style>
    <style:style style:name="T5" style:family="text">
      <style:text-properties fo:font-variant="normal" fo:text-transform="none" fo:color="#222426" style:font-name="Helvetica Neue" fo:font-size="11.25pt" fo:letter-spacing="normal" fo:font-style="normal" fo:font-weight="normal"/>
    </style:style>
    <style:style style:name="T6" style:family="text">
      <style:text-properties fo:font-variant="normal" fo:text-transform="none" fo:color="#222426" style:font-name="Helvetica Neue" fo:font-size="11.25pt" fo:letter-spacing="normal" fo:font-style="normal" fo:font-weight="bold"/>
    </style:style>
    <style:style style:name="T7" style:family="text">
      <style:text-properties fo:font-variant="normal" fo:text-transform="none" fo:color="#222426" style:font-name="Arial1" fo:font-size="11.25pt" fo:letter-spacing="normal" fo:font-style="normal" fo:font-weight="bold"/>
    </style:style>
    <style:style style:name="T8" style:family="text">
      <style:text-properties fo:font-variant="normal" fo:text-transform="none" fo:color="#808080" style:font-name="Consolas" fo:font-size="9.75pt" fo:letter-spacing="normal" fo:font-style="normal" fo:font-weight="normal" fo:background-color="#eeeeee"/>
    </style:style>
    <style:style style:name="T9" style:family="text">
      <style:text-properties fo:font-variant="normal" fo:text-transform="none" fo:color="#808080" fo:letter-spacing="normal" fo:background-color="#eeeeee"/>
    </style:style>
    <style:style style:name="T10" style:family="text">
      <style:text-properties fo:font-variant="normal" fo:text-transform="none" fo:color="#800000" style:font-name="Consolas" fo:font-size="9.75pt" fo:letter-spacing="normal" fo:font-style="normal" fo:font-weight="normal" fo:background-color="#eeeeee"/>
    </style:style>
    <style:style style:name="T11" style:family="text">
      <style:text-properties fo:font-variant="normal" fo:text-transform="none" fo:color="#000000" style:font-name="Consolas" fo:font-size="9.75pt" fo:letter-spacing="normal" fo:font-style="normal" fo:font-weight="normal" fo:background-color="#eeeeee"/>
    </style:style>
    <style:style style:name="T12" style:family="text">
      <style:text-properties fo:font-variant="normal" fo:text-transform="none" fo:color="#000000" fo:letter-spacing="normal" fo:background-color="#eeeeee"/>
    </style:style>
    <style:style style:name="T13" style:family="text">
      <style:text-properties fo:font-variant="normal" fo:text-transform="none" fo:color="#2b91af" style:font-name="Consolas" fo:font-size="9.75pt" fo:letter-spacing="normal" fo:font-style="normal" fo:font-weight="normal" fo:background-color="#eeeeee"/>
    </style:style>
    <style:style style:name="T14" style:family="text">
      <style:text-properties fo:font-variant="normal" fo:text-transform="none" fo:color="#00008b" style:font-name="Consolas" fo:font-size="9.75pt" fo:letter-spacing="normal" fo:font-style="normal" fo:font-weight="normal" fo:background-color="#eeeeee"/>
    </style:style>
    <style:style style:name="T15" style:family="text">
      <style:text-properties fo:font-variant="normal" fo:text-transform="none" fo:color="#18529a" style:text-line-through-style="none" style:font-name="Helvetica Neue" fo:font-size="11.25pt" fo:letter-spacing="normal" fo:font-style="normal" style:text-underline-style="none" fo:font-weight="normal" style:text-blinking="false"/>
    </style:style>
    <style:style style:name="T16" style:family="text">
      <style:text-properties fo:font-variant="normal" fo:text-transform="none" fo:color="#ff0000" style:font-name="Consolas" fo:font-size="9.75pt" fo:letter-spacing="normal" fo:font-style="normal" fo:font-weight="normal" fo:background-color="#eeeeee"/>
    </style:style>
    <style:style style:name="T17" style:family="text">
      <style:text-properties fo:font-variant="normal" fo:text-transform="none" fo:color="#0000ff" style:font-name="Consolas" fo:font-size="9.75pt" fo:letter-spacing="normal" fo:font-style="normal" fo:font-weight="normal" fo:background-color="#eeeeee"/>
    </style:style>
    <style:style style:name="T18" style:family="text">
      <style:text-properties fo:font-variant="normal" fo:text-transform="none" fo:color="#005999" style:text-line-through-style="none" style:font-name="Arial1" fo:font-size="11.25pt" fo:letter-spacing="normal" fo:font-style="normal" style:text-underline-style="none" fo:font-weight="normal" style:text-blinking="false"/>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rong trường hợp là Selenium IDE thì hiện tại bản 2.9.0 có mục </text:span><text:span text:style-name="T1">Options -&gt;Schedule tests to run periodically</text:span><text:line-break/><text:span text:style-name="T2">Trong trường hợp bạn dùng WebDriver ( với java) thì nên sử dụng kèm theo CIs ( Jenkins). Trong mục </text:span><text:span text:style-name="T1">Configure</text:span><text:span text:style-name="T3"> </text:span><text:span text:style-name="T2">sẽ có mục </text:span><text:span text:style-name="T1">Build periodically</text:span><text:span text:style-name="T2">trong phần </text:span><text:span text:style-name="T1">Build Triggers</text:span> </text:p>
      <text:p text:style-name="P1"/>
      <text:p text:style-name="P1">http://stackoverflow.com/questions/22031582/how-to-execute-the-task-scheduler-for-eclipse</text:p>
      <text:p text:style-name="P1"/>
      <text:p text:style-name="P1"/>
      <text:p text:style-name="P4">Launching eclipse for running tests one by one is a bad idea.</text:p>
      <text:p text:style-name="P3">You just create a testsuite &amp; launch that testsuite using batch file.</text:p>
      <text:p text:style-name="P3">Without using testng.xml</text:p>
      <text:p text:style-name="P6"><text:span text:style-name="Source_20_Text"><text:span text:style-name="T14">import</text:span></text:span><text:span text:style-name="Source_20_Text"><text:span text:style-name="T11"> org.testng.</text:span></text:span><text:span text:style-name="Source_20_Text"><text:span text:style-name="T13">TestListenerAdapter</text:span></text:span><text:span text:style-name="Source_20_Text"><text:span text:style-name="T11">;</text:span></text:span></text:p>
      <text:p text:style-name="P6"><text:span text:style-name="Source_20_Text"><text:span text:style-name="T14">import</text:span></text:span><text:span text:style-name="Source_20_Text"><text:span text:style-name="T11"> org.testng.</text:span></text:span><text:span text:style-name="Source_20_Text"><text:span text:style-name="T13">TestNG</text:span></text:span><text:span text:style-name="Source_20_Text"><text:span text:style-name="T11">;</text:span></text:span></text:p>
      <text:p text:style-name="P9"/>
      <text:p text:style-name="P6"><text:span text:style-name="Source_20_Text"><text:span text:style-name="T14">public</text:span></text:span><text:span text:style-name="Source_20_Text"><text:span text:style-name="T11"> </text:span></text:span><text:span text:style-name="Source_20_Text"><text:span text:style-name="T14">class</text:span></text:span><text:span text:style-name="Source_20_Text"><text:span text:style-name="T11"> </text:span></text:span><text:span text:style-name="Source_20_Text"><text:span text:style-name="T13">TestngTestSuite</text:span></text:span><text:span text:style-name="Source_20_Text"><text:span text:style-name="T11"> {</text:span></text:span></text:p>
      <text:p text:style-name="P6"><text:span text:style-name="Source_20_Text"><text:span text:style-name="T12"><text:s text:c="4"/></text:span></text:span><text:span text:style-name="Source_20_Text"><text:span text:style-name="T14">public</text:span></text:span><text:span text:style-name="Source_20_Text"><text:span text:style-name="T11"> </text:span></text:span><text:span text:style-name="Source_20_Text"><text:span text:style-name="T14">static</text:span></text:span><text:span text:style-name="Source_20_Text"><text:span text:style-name="T11"> </text:span></text:span><text:span text:style-name="Source_20_Text"><text:span text:style-name="T14">void</text:span></text:span><text:span text:style-name="Source_20_Text"><text:span text:style-name="T11"> main(</text:span></text:span><text:span text:style-name="Source_20_Text"><text:span text:style-name="T13">String</text:span></text:span><text:span text:style-name="Source_20_Text"><text:span text:style-name="T11">[] args) {</text:span></text:span></text:p>
      <text:p text:style-name="P6"><text:span text:style-name="Source_20_Text"><text:span text:style-name="T12"><text:s text:c="8"/></text:span></text:span><text:span text:style-name="Source_20_Text"><text:span text:style-name="T13">TestListenerAdapter</text:span></text:span><text:span text:style-name="Source_20_Text"><text:span text:style-name="T11"> tla = </text:span></text:span><text:span text:style-name="Source_20_Text"><text:span text:style-name="T14">new</text:span></text:span><text:span text:style-name="Source_20_Text"><text:span text:style-name="T11"> </text:span></text:span><text:span text:style-name="Source_20_Text"><text:span text:style-name="T13">TestListenerAdapter</text:span></text:span><text:span text:style-name="Source_20_Text"><text:span text:style-name="T11">();</text:span></text:span></text:p>
      <text:p text:style-name="P6"><text:span text:style-name="Source_20_Text"><text:span text:style-name="T12"><text:s text:c="8"/></text:span></text:span><text:span text:style-name="Source_20_Text"><text:span text:style-name="T13">TestNG</text:span></text:span><text:span text:style-name="Source_20_Text"><text:span text:style-name="T11"> testng = </text:span></text:span><text:span text:style-name="Source_20_Text"><text:span text:style-name="T14">new</text:span></text:span><text:span text:style-name="Source_20_Text"><text:span text:style-name="T11"> </text:span></text:span><text:span text:style-name="Source_20_Text"><text:span text:style-name="T13">TestNG</text:span></text:span><text:span text:style-name="Source_20_Text"><text:span text:style-name="T11">();</text:span></text:span></text:p>
      <text:p text:style-name="P6"><text:span text:style-name="Source_20_Text"><text:span text:style-name="T12"><text:s text:c="8"/></text:span></text:span><text:span text:style-name="Source_20_Text"><text:span text:style-name="T11">testng.setTestClasses(</text:span></text:span><text:span text:style-name="Source_20_Text"><text:span text:style-name="T14">new</text:span></text:span><text:span text:style-name="Source_20_Text"><text:span text:style-name="T11"> </text:span></text:span><text:span text:style-name="Source_20_Text"><text:span text:style-name="T13">Class</text:span></text:span><text:span text:style-name="Source_20_Text"><text:span text:style-name="T11">[] { </text:span></text:span><text:span text:style-name="Source_20_Text"><text:span text:style-name="T13">ExampleTest</text:span></text:span><text:span text:style-name="Source_20_Text"><text:span text:style-name="T11">.</text:span></text:span><text:span text:style-name="Source_20_Text"><text:span text:style-name="T14">class</text:span></text:span><text:span text:style-name="Source_20_Text"><text:span text:style-name="T11">,</text:span></text:span><text:span text:style-name="Source_20_Text"><text:span text:style-name="T13">ExampleTest2</text:span></text:span><text:span text:style-name="Source_20_Text"><text:span text:style-name="T11">.</text:span></text:span><text:span text:style-name="Source_20_Text"><text:span text:style-name="T14">class</text:span></text:span><text:span text:style-name="Source_20_Text"><text:span text:style-name="T11"> });</text:span></text:span></text:p>
      <text:p text:style-name="P6"><text:span text:style-name="Source_20_Text"><text:span text:style-name="T12"><text:s text:c="8"/></text:span></text:span><text:span text:style-name="Source_20_Text"><text:span text:style-name="T11">testng.addListener(tla);</text:span></text:span></text:p>
      <text:p text:style-name="P6"><text:span text:style-name="Source_20_Text"><text:span text:style-name="T12"><text:s text:c="8"/></text:span></text:span><text:span text:style-name="Source_20_Text"><text:span text:style-name="T11">testng.run();</text:span></text:span></text:p>
      <text:p text:style-name="P6"><text:span text:style-name="Source_20_Text"><text:span text:style-name="T12"><text:s text:c="4"/></text:span></text:span><text:span text:style-name="Source_20_Text"><text:span text:style-name="T11">}</text:span></text:span></text:p>
      <text:p text:style-name="P6"><text:span text:style-name="Source_20_Text"><text:span text:style-name="T11">}</text:span></text:span></text:p>
      <text:p text:style-name="P3">Using testng.xml</text:p>
      <text:p text:style-name="P6"><text:span text:style-name="Source_20_Text"><text:span text:style-name="T14">import</text:span></text:span><text:span text:style-name="Source_20_Text"><text:span text:style-name="T11"> java.util.</text:span></text:span><text:span text:style-name="Source_20_Text"><text:span text:style-name="T13">ArrayList</text:span></text:span><text:span text:style-name="Source_20_Text"><text:span text:style-name="T11">;</text:span></text:span></text:p>
      <text:p text:style-name="P6"><text:span text:style-name="Source_20_Text"><text:span text:style-name="T14">import</text:span></text:span><text:span text:style-name="Source_20_Text"><text:span text:style-name="T11"> java.util.</text:span></text:span><text:span text:style-name="Source_20_Text"><text:span text:style-name="T13">List</text:span></text:span><text:span text:style-name="Source_20_Text"><text:span text:style-name="T11">;</text:span></text:span></text:p>
      <text:p text:style-name="P6"><text:span text:style-name="Source_20_Text"><text:span text:style-name="T14">import</text:span></text:span><text:span text:style-name="Source_20_Text"><text:span text:style-name="T11"> org.testng.</text:span></text:span><text:span text:style-name="Source_20_Text"><text:span text:style-name="T13">TestNG</text:span></text:span><text:span text:style-name="Source_20_Text"><text:span text:style-name="T11">;</text:span></text:span></text:p>
      <text:p text:style-name="P6"><text:span text:style-name="Source_20_Text"><text:span text:style-name="T14">import</text:span></text:span><text:span text:style-name="Source_20_Text"><text:span text:style-name="T11"> org.testng.xml.</text:span></text:span><text:span text:style-name="Source_20_Text"><text:span text:style-name="T13">XmlSuite</text:span></text:span><text:span text:style-name="Source_20_Text"><text:span text:style-name="T11">;</text:span></text:span></text:p>
      <text:p text:style-name="P9"/>
      <text:p text:style-name="P6"><text:span text:style-name="Source_20_Text"><text:span text:style-name="T12"><text:s text:c="4"/></text:span></text:span><text:span text:style-name="Source_20_Text"><text:span text:style-name="T14">public</text:span></text:span><text:span text:style-name="Source_20_Text"><text:span text:style-name="T11"> </text:span></text:span><text:span text:style-name="Source_20_Text"><text:span text:style-name="T14">class</text:span></text:span><text:span text:style-name="Source_20_Text"><text:span text:style-name="T11"> </text:span></text:span><text:span text:style-name="Source_20_Text"><text:span text:style-name="T13">TestngTestSuiteUsingXML</text:span></text:span><text:span text:style-name="Source_20_Text"><text:span text:style-name="T11"> {</text:span></text:span></text:p>
      <text:p text:style-name="P9"/>
      <text:p text:style-name="P6"><text:span text:style-name="Source_20_Text"><text:span text:style-name="T12"><text:s text:c="8"/></text:span></text:span><text:span text:style-name="Source_20_Text"><text:span text:style-name="T14">public</text:span></text:span><text:span text:style-name="Source_20_Text"><text:span text:style-name="T11"> </text:span></text:span><text:span text:style-name="Source_20_Text"><text:span text:style-name="T14">static</text:span></text:span><text:span text:style-name="Source_20_Text"><text:span text:style-name="T11"> </text:span></text:span><text:span text:style-name="Source_20_Text"><text:span text:style-name="T14">void</text:span></text:span><text:span text:style-name="Source_20_Text"><text:span text:style-name="T11"> main(</text:span></text:span><text:span text:style-name="Source_20_Text"><text:span text:style-name="T13">String</text:span></text:span><text:span text:style-name="Source_20_Text"><text:span text:style-name="T11">[] args) {</text:span></text:span></text:p>
      <text:p text:style-name="P9"/>
      <text:p text:style-name="P6"><text:span text:style-name="Source_20_Text"><text:span text:style-name="T12"><text:s text:c="12"/></text:span></text:span><text:span text:style-name="Source_20_Text"><text:span text:style-name="T13">List</text:span></text:span><text:span text:style-name="Source_20_Text"><text:span text:style-name="T11">&lt;</text:span></text:span><text:span text:style-name="Source_20_Text"><text:span text:style-name="T13">String</text:span></text:span><text:span text:style-name="Source_20_Text"><text:span text:style-name="T11">&gt; files=</text:span></text:span><text:span text:style-name="Source_20_Text"><text:span text:style-name="T14">new</text:span></text:span><text:span text:style-name="Source_20_Text"><text:span text:style-name="T11"> </text:span></text:span><text:span text:style-name="Source_20_Text"><text:span text:style-name="T13">ArrayList</text:span></text:span><text:span text:style-name="Source_20_Text"><text:span text:style-name="T11">&lt;</text:span></text:span><text:span text:style-name="Source_20_Text"><text:span text:style-name="T13">String</text:span></text:span><text:span text:style-name="Source_20_Text"><text:span text:style-name="T11">&gt;();</text:span></text:span></text:p>
      <text:p text:style-name="P6"><text:span text:style-name="Source_20_Text"><text:span text:style-name="T12"><text:s text:c="12"/></text:span></text:span><text:span text:style-name="Source_20_Text"><text:span text:style-name="T11">files.add(</text:span></text:span><text:span text:style-name="Source_20_Text"><text:span text:style-name="T10">"/Users/test/testng/testng.xml"</text:span></text:span><text:span text:style-name="Source_20_Text"><text:span text:style-name="T11">);</text:span></text:span></text:p>
      <text:p text:style-name="P6"><text:span text:style-name="Source_20_Text"><text:span text:style-name="T12"><text:s text:c="12"/></text:span></text:span><text:span text:style-name="Source_20_Text"><text:span text:style-name="T13">XmlSuite</text:span></text:span><text:span text:style-name="Source_20_Text"><text:span text:style-name="T11"> suite = </text:span></text:span><text:span text:style-name="Source_20_Text"><text:span text:style-name="T14">new</text:span></text:span><text:span text:style-name="Source_20_Text"><text:span text:style-name="T11"> </text:span></text:span><text:span text:style-name="Source_20_Text"><text:span text:style-name="T13">XmlSuite</text:span></text:span><text:span text:style-name="Source_20_Text"><text:span text:style-name="T11">();</text:span></text:span></text:p>
      <text:p text:style-name="P6"><text:span text:style-name="Source_20_Text"><text:span text:style-name="T12"><text:s text:c="12"/></text:span></text:span><text:span text:style-name="Source_20_Text"><text:span text:style-name="T11">suite.setSuiteFiles(files);</text:span></text:span></text:p>
      <text:p text:style-name="P6"><text:span text:style-name="Source_20_Text"><text:span text:style-name="T12"><text:s text:c="12"/></text:span></text:span><text:span text:style-name="Source_20_Text"><text:span text:style-name="T13">List</text:span></text:span><text:span text:style-name="Source_20_Text"><text:span text:style-name="T11">&lt;</text:span></text:span><text:span text:style-name="Source_20_Text"><text:span text:style-name="T13">XmlSuite</text:span></text:span><text:span text:style-name="Source_20_Text"><text:span text:style-name="T11">&gt; suites = </text:span></text:span><text:span text:style-name="Source_20_Text"><text:span text:style-name="T14">new</text:span></text:span><text:span text:style-name="Source_20_Text"><text:span text:style-name="T11"> </text:span></text:span><text:span text:style-name="Source_20_Text"><text:span text:style-name="T13">ArrayList</text:span></text:span><text:span text:style-name="Source_20_Text"><text:span text:style-name="T11">&lt;</text:span></text:span><text:span text:style-name="Source_20_Text"><text:span text:style-name="T13">XmlSuite</text:span></text:span><text:span text:style-name="Source_20_Text"><text:span text:style-name="T11">&gt;();</text:span></text:span></text:p>
      <text:p text:style-name="P6"><text:span text:style-name="Source_20_Text"><text:span text:style-name="T12"><text:s text:c="12"/></text:span></text:span><text:span text:style-name="Source_20_Text"><text:span text:style-name="T11">suites.add(suite);</text:span></text:span></text:p>
      <text:p text:style-name="P6"><text:span text:style-name="Source_20_Text"><text:span text:style-name="T12"><text:s text:c="12"/></text:span></text:span><text:span text:style-name="Source_20_Text"><text:span text:style-name="T13">TestNG</text:span></text:span><text:span text:style-name="Source_20_Text"><text:span text:style-name="T11"> tng = </text:span></text:span><text:span text:style-name="Source_20_Text"><text:span text:style-name="T14">new</text:span></text:span><text:span text:style-name="Source_20_Text"><text:span text:style-name="T11"> </text:span></text:span><text:span text:style-name="Source_20_Text"><text:span text:style-name="T13">TestNG</text:span></text:span><text:span text:style-name="Source_20_Text"><text:span text:style-name="T11">();</text:span></text:span></text:p>
      <text:p text:style-name="P6"><text:span text:style-name="Source_20_Text"><text:span text:style-name="T12"><text:s text:c="12"/></text:span></text:span><text:span text:style-name="Source_20_Text"><text:span text:style-name="T11">tng.setXmlSuites(suites);</text:span></text:span></text:p>
      <text:p text:style-name="P6"><text:span text:style-name="Source_20_Text"><text:span text:style-name="T12"><text:s text:c="12"/></text:span></text:span><text:span text:style-name="Source_20_Text"><text:span text:style-name="T11">tng.run();</text:span></text:span></text:p>
      <text:p text:style-name="P6"><text:span text:style-name="Source_20_Text"><text:span text:style-name="T12"><text:s text:c="8"/></text:span></text:span><text:span text:style-name="Source_20_Text"><text:span text:style-name="T11">}</text:span></text:span></text:p>
      <text:p text:style-name="P9"/>
      <text:p text:style-name="P6"><text:span text:style-name="Source_20_Text"><text:span text:style-name="T12"><text:s text:c="4"/></text:span></text:span><text:span text:style-name="Source_20_Text"><text:span text:style-name="T11">}</text:span></text:span></text:p>
      <text:p text:style-name="P3">Create testsuite using any of the above method and try to run testsuite from batch file by putting all required jars in classpath.</text:p>
      <text:p text:style-name="P3">After that schedule a task in windows to run batch file</text:p>
      <text:p text:style-name="P5"><text:a xlink:type="simple" xlink:href="http://windows.microsoft.com/en-in/windows/schedule-task#1TC=windows-7" text:style-name="Internet_20_link" text:visited-style-name="Visited_20_Internet_20_Link"><text:span text:style-name="T18">http://windows.microsoft.com/en-in/windows/schedule-task#1TC=windows-7</text:span></text:a></text:p>
      <text:p text:style-name="P5"><text:span text:style-name="Strong_20_Emphasis"><text:span text:style-name="T7">Edit-1</text:span></text:span></text:p>
      <text:list xml:id="list1079839408853846270" text:style-name="L1">
        <text:list-item>
          <text:p text:style-name="P10">Create Jar file with all your required source files. Including testsuite.</text:p>
        </text:list-item>
        <text:list-item>
          <text:p text:style-name="P11"><text:a xlink:type="simple" xlink:href="http://viralpatel.net/blogs/create-jar-file-in-java-eclipse/" text:style-name="Internet_20_link" text:visited-style-name="Visited_20_Internet_20_Link"><text:span text:style-name="T18">How to create Jar?</text:span></text:a></text:p>
        </text:list-item>
        <text:list-item>
          <text:p text:style-name="P11"><text:a xlink:type="simple" xlink:href="http://testng.org/testng-6.8.6beta.zip" text:style-name="Internet_20_link" text:visited-style-name="Visited_20_Internet_20_Link"><text:span text:style-name="T18">Download testng jar</text:span></text:a></text:p>
        </text:list-item>
        <text:list-item>
          <text:p text:style-name="P10">place both the jars in classpath while executing testsuite file.</text:p>
        </text:list-item>
      </text:list>
      <text:p text:style-name="P3">Example:</text:p>
      <text:p text:style-name="P6"><text:span text:style-name="Source_20_Text"><text:span text:style-name="T13">Your</text:span></text:span><text:span text:style-name="Source_20_Text"><text:span text:style-name="T11"> jars &amp; xml is in</text:span></text:span></text:p>
      <text:p text:style-name="P6"><text:span text:style-name="Source_20_Text"><text:span text:style-name="T11">C:\J</text:span></text:span><text:span text:style-name="Source_20_Text"><text:span text:style-name="T13">ARs</text:span></text:span><text:span text:style-name="Source_20_Text"><text:span text:style-name="T11">&gt; yoursource.jar, testng.jsr, testng.xml</text:span></text:span></text:p>
      <text:p text:style-name="P9"><text:soft-page-break/></text:p>
      <text:p text:style-name="P6"><text:span text:style-name="Source_20_Text"><text:span text:style-name="T13">Your</text:span></text:span><text:span text:style-name="Source_20_Text"><text:span text:style-name="T11"> testsuite must contain proper path to testng.xml</text:span></text:span></text:p>
      <text:p text:style-name="P6"><text:span text:style-name="Source_20_Text"><text:span text:style-name="T13">List</text:span></text:span><text:span text:style-name="Source_20_Text"><text:span text:style-name="T11">&lt;</text:span></text:span><text:span text:style-name="Source_20_Text"><text:span text:style-name="T13">String</text:span></text:span><text:span text:style-name="Source_20_Text"><text:span text:style-name="T11">&gt; files=</text:span></text:span><text:span text:style-name="Source_20_Text"><text:span text:style-name="T14">new</text:span></text:span><text:span text:style-name="Source_20_Text"><text:span text:style-name="T11"> </text:span></text:span><text:span text:style-name="Source_20_Text"><text:span text:style-name="T13">ArrayList</text:span></text:span><text:span text:style-name="Source_20_Text"><text:span text:style-name="T11">&lt;</text:span></text:span><text:span text:style-name="Source_20_Text"><text:span text:style-name="T13">String</text:span></text:span><text:span text:style-name="Source_20_Text"><text:span text:style-name="T11">&gt;();</text:span></text:span></text:p>
      <text:p text:style-name="P6"><text:span text:style-name="Source_20_Text"><text:span text:style-name="T11">files.add(</text:span></text:span><text:span text:style-name="Source_20_Text"><text:span text:style-name="T10">"C:\\JARs\\testng.xml"</text:span></text:span><text:span text:style-name="Source_20_Text"><text:span text:style-name="T11">);</text:span></text:span></text:p>
      <text:p text:style-name="P9"/>
      <text:p text:style-name="P6"><text:span text:style-name="Source_20_Text"><text:span text:style-name="T13">Now</text:span></text:span><text:span text:style-name="Source_20_Text"><text:span text:style-name="T11"> </text:span></text:span><text:span text:style-name="Source_20_Text"><text:span text:style-name="T14">try</text:span></text:span><text:span text:style-name="Source_20_Text"><text:span text:style-name="T11"> to execute testsuite </text:span></text:span></text:p>
      <text:p text:style-name="P6"><text:span text:style-name="Source_20_Text"><text:span text:style-name="T11">c:\J</text:span></text:span><text:span text:style-name="Source_20_Text"><text:span text:style-name="T13">ARs</text:span></text:span><text:span text:style-name="Source_20_Text"><text:span text:style-name="T11">&gt; java -cp </text:span></text:span><text:span text:style-name="Source_20_Text"><text:span text:style-name="T10">"yoursource.jar"</text:span></text:span><text:span text:style-name="Source_20_Text"><text:span text:style-name="T11">:</text:span></text:span><text:span text:style-name="Source_20_Text"><text:span text:style-name="T10">"testng.jar"</text:span></text:span><text:span text:style-name="Source_20_Text"><text:span text:style-name="T11"> test.</text:span></text:span><text:span text:style-name="Source_20_Text"><text:span text:style-name="T13">TestngTestSuiteUsingXML</text:span></text:span></text:p>
      <text:p text:style-name="P1"/>
      <text:p text:style-name="P1"/>
      <text:p text:style-name="P1"/>
      <text:h text:style-name="P8" text:outline-level="1">Using JUnit</text:h>
      <text:p text:style-name="P2">You can invoke the JUnit test runner from the command line using the following:</text:p>
      <text:p text:style-name="P5"><text:span text:style-name="Source_20_Text"><text:span text:style-name="T4">java -cp .:/usr/share/java/junit.jar junit.textui.TestRunner [classname]</text:span></text:span><text:span text:style-name="T5"> for JUnit 3.x, or</text:span></text:p>
      <text:p text:style-name="P5"><text:span text:style-name="Source_20_Text"><text:span text:style-name="T4">java -cp .:/usr/share/java/junit.jar org.junit.runner.JUnitCore [classname]</text:span></text:span><text:span text:style-name="T5"> for 4.x</text:span></text:p>
      <text:p text:style-name="P5"><text:span text:style-name="T5">However, this will only run one class full of tests, and you indicated wanting to run multiple. The way you string together multiple test classes into a single unit to execute in JUnit is by using a </text:span><text:span text:style-name="Strong_20_Emphasis"><text:span text:style-name="T6">suite</text:span></text:span><text:span text:style-name="T5">,like follows:</text:span></text:p>
      <text:p text:style-name="P6"><text:span text:style-name="Source_20_Text"><text:span text:style-name="T8">/**</text:span></text:span></text:p>
      <text:p text:style-name="P9"><text:span text:style-name="Source_20_Text"><text:span text:style-name="T9"><text:s/></text:span></text:span><text:span text:style-name="Source_20_Text"><text:span text:style-name="T8">* All smoke tests in one easy suite!</text:span></text:span></text:p>
      <text:p text:style-name="P9"><text:span text:style-name="Source_20_Text"><text:span text:style-name="T9"><text:s/></text:span></text:span><text:span text:style-name="Source_20_Text"><text:span text:style-name="T8">*</text:span></text:span></text:p>
      <text:p text:style-name="P6"><text:span text:style-name="Source_20_Text"><text:span text:style-name="T9"><text:s/></text:span></text:span><text:span text:style-name="Source_20_Text"><text:span text:style-name="T8">*/</text:span></text:span></text:p>
      <text:p text:style-name="P6"><text:span text:style-name="Source_20_Text"><text:span text:style-name="T10">@RunWith</text:span></text:span><text:span text:style-name="Source_20_Text"><text:span text:style-name="T11">(</text:span></text:span><text:span text:style-name="Source_20_Text"><text:span text:style-name="T13">Suite</text:span></text:span><text:span text:style-name="Source_20_Text"><text:span text:style-name="T11">.</text:span></text:span><text:span text:style-name="Source_20_Text"><text:span text:style-name="T14">class</text:span></text:span><text:span text:style-name="Source_20_Text"><text:span text:style-name="T11">)</text:span></text:span></text:p>
      <text:p text:style-name="P6"><text:span text:style-name="Source_20_Text"><text:span text:style-name="T10">@SuiteClasses</text:span></text:span><text:span text:style-name="Source_20_Text"><text:span text:style-name="T11">({ </text:span></text:span><text:span text:style-name="Source_20_Text"><text:span text:style-name="T13">FooSmokeTests</text:span></text:span><text:span text:style-name="Source_20_Text"><text:span text:style-name="T11">.</text:span></text:span><text:span text:style-name="Source_20_Text"><text:span text:style-name="T14">class</text:span></text:span><text:span text:style-name="Source_20_Text"><text:span text:style-name="T11">, </text:span></text:span></text:p>
      <text:p text:style-name="P6"><text:span text:style-name="Source_20_Text"><text:span text:style-name="T12"><text:s text:c="4"/></text:span></text:span><text:span text:style-name="Source_20_Text"><text:span text:style-name="T13">BarSmokeTests</text:span></text:span><text:span text:style-name="Source_20_Text"><text:span text:style-name="T11">.</text:span></text:span><text:span text:style-name="Source_20_Text"><text:span text:style-name="T14">class</text:span></text:span><text:span text:style-name="Source_20_Text"><text:span text:style-name="T11">,</text:span></text:span></text:p>
      <text:p text:style-name="P6"><text:span text:style-name="Source_20_Text"><text:span text:style-name="T12"><text:s text:c="4"/></text:span></text:span><text:span text:style-name="Source_20_Text"><text:span text:style-name="T13">BazSmokeTests</text:span></text:span><text:span text:style-name="Source_20_Text"><text:span text:style-name="T11">.</text:span></text:span><text:span text:style-name="Source_20_Text"><text:span text:style-name="T14">class</text:span></text:span><text:span text:style-name="Source_20_Text"><text:span text:style-name="T11">})</text:span></text:span></text:p>
      <text:p text:style-name="P6"><text:span text:style-name="Source_20_Text"><text:span text:style-name="T14">public</text:span></text:span><text:span text:style-name="Source_20_Text"><text:span text:style-name="T11"> </text:span></text:span><text:span text:style-name="Source_20_Text"><text:span text:style-name="T14">class</text:span></text:span><text:span text:style-name="Source_20_Text"><text:span text:style-name="T11"> </text:span></text:span><text:span text:style-name="Source_20_Text"><text:span text:style-name="T13">AllSmokeTests</text:span></text:span><text:span text:style-name="Source_20_Text"><text:span text:style-name="T11"> {</text:span></text:span></text:p>
      <text:p text:style-name="P9"/>
      <text:p text:style-name="P6"><text:span text:style-name="Source_20_Text"><text:span text:style-name="T11">}</text:span></text:span></text:p>
      <text:p text:style-name="P2">Then you can run AllSmokeTests (which is the name of my test suite) with either of the above commands (depending on your JUnit version), and it will execute FooSmokeTests, BarSmokeTests, and BazSmokeTests in turn.</text:p>
      <text:h text:style-name="P7" text:outline-level="1">Using Maven</text:h>
      <text:p text:style-name="P2">If your project is built with Maven, you can also execute the tests using maven itself. First, ensure that your pom.xml indicates which tests to run:</text:p>
      <text:p text:style-name="P6"><text:span text:style-name="Source_20_Text"><text:span text:style-name="T12"><text:s text:c="4"/></text:span></text:span><text:span text:style-name="Source_20_Text"><text:span text:style-name="T10">&lt;plugin&gt;</text:span></text:span></text:p>
      <text:p text:style-name="P6"><text:span text:style-name="Source_20_Text"><text:span text:style-name="T12"><text:s text:c="8"/></text:span></text:span><text:span text:style-name="Source_20_Text"><text:span text:style-name="T10">&lt;artifactId&gt;</text:span></text:span><text:span text:style-name="Source_20_Text"><text:span text:style-name="T11">maven-surefire-plugin</text:span></text:span><text:span text:style-name="Source_20_Text"><text:span text:style-name="T10">&lt;/artifactId&gt;</text:span></text:span></text:p>
      <text:p text:style-name="P6"><text:span text:style-name="Source_20_Text"><text:span text:style-name="T12"><text:s text:c="8"/></text:span></text:span><text:span text:style-name="Source_20_Text"><text:span text:style-name="T10">&lt;version&gt;</text:span></text:span><text:span text:style-name="Source_20_Text"><text:span text:style-name="T11">2.12.4</text:span></text:span><text:span text:style-name="Source_20_Text"><text:span text:style-name="T10">&lt;/version&gt;</text:span></text:span></text:p>
      <text:p text:style-name="P6"><text:span text:style-name="Source_20_Text"><text:span text:style-name="T12"><text:s text:c="8"/></text:span></text:span><text:span text:style-name="Source_20_Text"><text:span text:style-name="T10">&lt;executions&gt;</text:span></text:span></text:p>
      <text:p text:style-name="P6"><text:span text:style-name="Source_20_Text"><text:span text:style-name="T12"><text:s text:c="10"/></text:span></text:span><text:span text:style-name="Source_20_Text"><text:span text:style-name="T10">&lt;execution&gt;</text:span></text:span></text:p>
      <text:p text:style-name="P6"><text:span text:style-name="Source_20_Text"><text:span text:style-name="T12"><text:s text:c="12"/></text:span></text:span><text:span text:style-name="Source_20_Text"><text:span text:style-name="T10">&lt;id&gt;</text:span></text:span><text:span text:style-name="Source_20_Text"><text:span text:style-name="T11">default-test</text:span></text:span><text:span text:style-name="Source_20_Text"><text:span text:style-name="T10">&lt;/id&gt;</text:span></text:span></text:p>
      <text:p text:style-name="P6"><text:span text:style-name="Source_20_Text"><text:span text:style-name="T12"><text:s text:c="12"/></text:span></text:span><text:span text:style-name="Source_20_Text"><text:span text:style-name="T10">&lt;phase&gt;</text:span></text:span><text:span text:style-name="Source_20_Text"><text:span text:style-name="T11">test</text:span></text:span><text:span text:style-name="Source_20_Text"><text:span text:style-name="T10">&lt;/phase&gt;</text:span></text:span></text:p>
      <text:p text:style-name="P6"><text:span text:style-name="Source_20_Text"><text:span text:style-name="T12"><text:s text:c="12"/></text:span></text:span><text:span text:style-name="Source_20_Text"><text:span text:style-name="T10">&lt;goals&gt;</text:span></text:span></text:p>
      <text:p text:style-name="P6"><text:span text:style-name="Source_20_Text"><text:span text:style-name="T12"><text:s text:c="14"/></text:span></text:span><text:span text:style-name="Source_20_Text"><text:span text:style-name="T10">&lt;goal&gt;</text:span></text:span><text:span text:style-name="Source_20_Text"><text:span text:style-name="T11">test</text:span></text:span><text:span text:style-name="Source_20_Text"><text:span text:style-name="T10">&lt;/goal&gt;</text:span></text:span></text:p>
      <text:p text:style-name="P6"><text:span text:style-name="Source_20_Text"><text:span text:style-name="T12"><text:s text:c="12"/></text:span></text:span><text:span text:style-name="Source_20_Text"><text:span text:style-name="T10">&lt;/goals&gt;</text:span></text:span></text:p>
      <text:p text:style-name="P6"><text:span text:style-name="Source_20_Text"><text:span text:style-name="T12"><text:s text:c="10"/></text:span></text:span><text:span text:style-name="Source_20_Text"><text:span text:style-name="T10">&lt;/execution&gt;</text:span></text:span><text:span text:style-name="Source_20_Text"><text:span text:style-name="T11"> <text:s text:c="2"/></text:span></text:span></text:p>
      <text:p text:style-name="P6"><text:span text:style-name="Source_20_Text"><text:span text:style-name="T12"><text:s text:c="8"/></text:span></text:span><text:span text:style-name="Source_20_Text"><text:span text:style-name="T10">&lt;/executions&gt;</text:span></text:span></text:p>
      <text:p text:style-name="P6"><text:span text:style-name="Source_20_Text"><text:span text:style-name="T12"><text:s text:c="8"/></text:span></text:span><text:span text:style-name="Source_20_Text"><text:span text:style-name="T10">&lt;configuration&gt;</text:span></text:span></text:p>
      <text:p text:style-name="P6"><text:span text:style-name="Source_20_Text"><text:span text:style-name="T12"><text:s text:c="10"/></text:span></text:span><text:span text:style-name="Source_20_Text"><text:span text:style-name="T10">&lt;includes&gt;</text:span></text:span></text:p>
      <text:p text:style-name="P6"><text:span text:style-name="Source_20_Text"><text:span text:style-name="T12"><text:s text:c="12"/></text:span></text:span><text:span text:style-name="Source_20_Text"><text:span text:style-name="T10">&lt;include&gt;</text:span></text:span><text:span text:style-name="Source_20_Text"><text:span text:style-name="T11">smokeTests/AllSmokeTests.java</text:span></text:span><text:span text:style-name="Source_20_Text"><text:span text:style-name="T10">&lt;/include&gt;</text:span></text:span></text:p>
      <text:p text:style-name="P6"><text:span text:style-name="Source_20_Text"><text:span text:style-name="T12"><text:s text:c="10"/></text:span></text:span><text:span text:style-name="Source_20_Text"><text:span text:style-name="T10">&lt;/includes&gt;</text:span></text:span></text:p>
      <text:p text:style-name="P6"><text:span text:style-name="Source_20_Text"><text:span text:style-name="T12"><text:s text:c="8"/></text:span></text:span><text:span text:style-name="Source_20_Text"><text:span text:style-name="T10">&lt;/configuration&gt;</text:span></text:span></text:p>
      <text:p text:style-name="P6"><text:span text:style-name="Source_20_Text"><text:span text:style-name="T12"><text:s text:c="6"/></text:span></text:span><text:span text:style-name="Source_20_Text"><text:span text:style-name="T10">&lt;/plugin&gt;</text:span></text:span></text:p>
      <text:p text:style-name="P2">That "include" line tells it to run AllSmokeTests (the suite I made above) by default, and nothing else. You can have multiple includes here to run multiple files, or if you make a suite like I did, you can put the suite here. Or you can put multiple suites. The sky is the limit!</text:p>
      <text:p text:style-name="P5"><text:span text:style-name="T5">Then, from the command line, inside the directory where your pom.xml is, just run </text:span><text:span text:style-name="Source_20_Text"><text:span text:style-name="T4">mvn test</text:span></text:span><text:span text:style-name="T5">. This </text:span><text:soft-page-break/><text:span text:style-name="T5">will build and run your tests.</text:span></text:p>
      <text:h text:style-name="P7" text:outline-level="1">Using ant</text:h>
      <text:p text:style-name="P5"><text:span text:style-name="T5">I always use Maven for my test projects, but ant should have similar capabilities using the jUnit task. I found the following </text:span><text:a xlink:type="simple" xlink:href="http://stackoverflow.com/a/12906335/719165" text:style-name="Internet_20_link" text:visited-style-name="Visited_20_Internet_20_Link"><text:span text:style-name="T15">on StackOverflow</text:span></text:a><text:span text:style-name="T5">:</text:span></text:p>
      <text:p text:style-name="P6"><text:span text:style-name="Source_20_Text"><text:span text:style-name="T10">&lt;property</text:span></text:span><text:span text:style-name="Source_20_Text"><text:span text:style-name="T11"> </text:span></text:span><text:span text:style-name="Source_20_Text"><text:span text:style-name="T16">name</text:span></text:span><text:span text:style-name="Source_20_Text"><text:span text:style-name="T11">=</text:span></text:span><text:span text:style-name="Source_20_Text"><text:span text:style-name="T17">"target.dir"</text:span></text:span><text:span text:style-name="Source_20_Text"><text:span text:style-name="T11"> <text:s text:c="2"/></text:span></text:span><text:span text:style-name="Source_20_Text"><text:span text:style-name="T16">value</text:span></text:span><text:span text:style-name="Source_20_Text"><text:span text:style-name="T11">=</text:span></text:span><text:span text:style-name="Source_20_Text"><text:span text:style-name="T17">"${basedir}/target"</text:span></text:span><text:span text:style-name="Source_20_Text"><text:span text:style-name="T10">/&gt;</text:span></text:span></text:p>
      <text:p text:style-name="P6"><text:span text:style-name="Source_20_Text"><text:span text:style-name="T10">&lt;property</text:span></text:span><text:span text:style-name="Source_20_Text"><text:span text:style-name="T11"> </text:span></text:span><text:span text:style-name="Source_20_Text"><text:span text:style-name="T16">name</text:span></text:span><text:span text:style-name="Source_20_Text"><text:span text:style-name="T11">=</text:span></text:span><text:span text:style-name="Source_20_Text"><text:span text:style-name="T17">"main.destdir"</text:span></text:span><text:span text:style-name="Source_20_Text"><text:span text:style-name="T11"> </text:span></text:span><text:span text:style-name="Source_20_Text"><text:span text:style-name="T16">value</text:span></text:span><text:span text:style-name="Source_20_Text"><text:span text:style-name="T11">=</text:span></text:span><text:span text:style-name="Source_20_Text"><text:span text:style-name="T17">"${target.dir}/classes"</text:span></text:span><text:span text:style-name="Source_20_Text"><text:span text:style-name="T10">/&gt;</text:span></text:span></text:p>
      <text:p text:style-name="P6"><text:span text:style-name="Source_20_Text"><text:span text:style-name="T10">&lt;property</text:span></text:span><text:span text:style-name="Source_20_Text"><text:span text:style-name="T11"> </text:span></text:span><text:span text:style-name="Source_20_Text"><text:span text:style-name="T16">name</text:span></text:span><text:span text:style-name="Source_20_Text"><text:span text:style-name="T11">=</text:span></text:span><text:span text:style-name="Source_20_Text"><text:span text:style-name="T17">"test.srcdir"</text:span></text:span><text:span text:style-name="Source_20_Text"><text:span text:style-name="T11"> <text:s/></text:span></text:span><text:span text:style-name="Source_20_Text"><text:span text:style-name="T16">value</text:span></text:span><text:span text:style-name="Source_20_Text"><text:span text:style-name="T11">=</text:span></text:span><text:span text:style-name="Source_20_Text"><text:span text:style-name="T17">"${basedir}/src/test/java"</text:span></text:span><text:span text:style-name="Source_20_Text"><text:span text:style-name="T10">/&gt;</text:span></text:span></text:p>
      <text:p text:style-name="P6"><text:span text:style-name="Source_20_Text"><text:span text:style-name="T10">&lt;property</text:span></text:span><text:span text:style-name="Source_20_Text"><text:span text:style-name="T11"> </text:span></text:span><text:span text:style-name="Source_20_Text"><text:span text:style-name="T16">name</text:span></text:span><text:span text:style-name="Source_20_Text"><text:span text:style-name="T11">=</text:span></text:span><text:span text:style-name="Source_20_Text"><text:span text:style-name="T17">"test.destdir"</text:span></text:span><text:span text:style-name="Source_20_Text"><text:span text:style-name="T11"> </text:span></text:span><text:span text:style-name="Source_20_Text"><text:span text:style-name="T16">value</text:span></text:span><text:span text:style-name="Source_20_Text"><text:span text:style-name="T11">=</text:span></text:span><text:span text:style-name="Source_20_Text"><text:span text:style-name="T17">"${target.dir}/test-classes"</text:span></text:span><text:span text:style-name="Source_20_Text"><text:span text:style-name="T10">/&gt;</text:span></text:span></text:p>
      <text:p text:style-name="P6"><text:span text:style-name="Source_20_Text"><text:span text:style-name="T8">&lt;!-- Execute all classfiles you've compiled in test-classes directory --&gt;</text:span></text:span></text:p>
      <text:p text:style-name="P6"><text:span text:style-name="Source_20_Text"><text:span text:style-name="T10">&lt;junit</text:span></text:span><text:span text:style-name="Source_20_Text"><text:span text:style-name="T11"> </text:span></text:span><text:span text:style-name="Source_20_Text"><text:span text:style-name="T16">fork</text:span></text:span><text:span text:style-name="Source_20_Text"><text:span text:style-name="T11">=</text:span></text:span><text:span text:style-name="Source_20_Text"><text:span text:style-name="T17">"true"</text:span></text:span></text:p>
      <text:p text:style-name="P6"><text:span text:style-name="Source_20_Text"><text:span text:style-name="T12"><text:s text:c="4"/></text:span></text:span><text:span text:style-name="Source_20_Text"><text:span text:style-name="T16">maxmemory</text:span></text:span><text:span text:style-name="Source_20_Text"><text:span text:style-name="T11">=</text:span></text:span><text:span text:style-name="Source_20_Text"><text:span text:style-name="T17">"128m"</text:span></text:span></text:p>
      <text:p text:style-name="P6"><text:span text:style-name="Source_20_Text"><text:span text:style-name="T12"><text:s text:c="4"/></text:span></text:span><text:span text:style-name="Source_20_Text"><text:span text:style-name="T16">includeAntRuntime</text:span></text:span><text:span text:style-name="Source_20_Text"><text:span text:style-name="T11">=</text:span></text:span><text:span text:style-name="Source_20_Text"><text:span text:style-name="T17">"true"</text:span></text:span><text:span text:style-name="Source_20_Text"><text:span text:style-name="T10">&gt;</text:span></text:span></text:p>
      <text:p text:style-name="P6"><text:span text:style-name="Source_20_Text"><text:span text:style-name="T12"><text:s text:c="4"/></text:span></text:span><text:span text:style-name="Source_20_Text"><text:span text:style-name="T10">&lt;classpath&gt;</text:span></text:span></text:p>
      <text:p text:style-name="P6"><text:span text:style-name="Source_20_Text"><text:span text:style-name="T12"><text:s text:c="8"/></text:span></text:span><text:span text:style-name="Source_20_Text"><text:span text:style-name="T10">&lt;pathelement</text:span></text:span><text:span text:style-name="Source_20_Text"><text:span text:style-name="T11"> </text:span></text:span><text:span text:style-name="Source_20_Text"><text:span text:style-name="T16">path</text:span></text:span><text:span text:style-name="Source_20_Text"><text:span text:style-name="T11">=</text:span></text:span><text:span text:style-name="Source_20_Text"><text:span text:style-name="T17">"${main.destdir}"</text:span></text:span><text:span text:style-name="Source_20_Text"><text:span text:style-name="T10">/&gt;</text:span></text:span></text:p>
      <text:p text:style-name="P6"><text:span text:style-name="Source_20_Text"><text:span text:style-name="T12"><text:s text:c="8"/></text:span></text:span><text:span text:style-name="Source_20_Text"><text:span text:style-name="T10">&lt;pathelement</text:span></text:span><text:span text:style-name="Source_20_Text"><text:span text:style-name="T11"> </text:span></text:span><text:span text:style-name="Source_20_Text"><text:span text:style-name="T16">path</text:span></text:span><text:span text:style-name="Source_20_Text"><text:span text:style-name="T11">=</text:span></text:span><text:span text:style-name="Source_20_Text"><text:span text:style-name="T17">"${test.destdir}"</text:span></text:span><text:span text:style-name="Source_20_Text"><text:span text:style-name="T10">/&gt;</text:span></text:span></text:p>
      <text:p text:style-name="P6"><text:span text:style-name="Source_20_Text"><text:span text:style-name="T12"><text:s text:c="4"/></text:span></text:span><text:span text:style-name="Source_20_Text"><text:span text:style-name="T10">&lt;/classpath&gt;</text:span></text:span></text:p>
      <text:p text:style-name="P6"><text:span text:style-name="Source_20_Text"><text:span text:style-name="T12"><text:s text:c="4"/></text:span></text:span><text:span text:style-name="Source_20_Text"><text:span text:style-name="T10">&lt;classpath</text:span></text:span><text:span text:style-name="Source_20_Text"><text:span text:style-name="T11"> </text:span></text:span><text:span text:style-name="Source_20_Text"><text:span text:style-name="T16">refid</text:span></text:span><text:span text:style-name="Source_20_Text"><text:span text:style-name="T11">=</text:span></text:span><text:span text:style-name="Source_20_Text"><text:span text:style-name="T17">"test.classpath"</text:span></text:span><text:span text:style-name="Source_20_Text"><text:span text:style-name="T10">/&gt;</text:span></text:span></text:p>
      <text:p text:style-name="P6"><text:span text:style-name="Source_20_Text"><text:span text:style-name="T12"><text:s text:c="4"/></text:span></text:span><text:span text:style-name="Source_20_Text"><text:span text:style-name="T10">&lt;formatter</text:span></text:span><text:span text:style-name="Source_20_Text"><text:span text:style-name="T11"> </text:span></text:span><text:span text:style-name="Source_20_Text"><text:span text:style-name="T16">type</text:span></text:span><text:span text:style-name="Source_20_Text"><text:span text:style-name="T11">=</text:span></text:span><text:span text:style-name="Source_20_Text"><text:span text:style-name="T17">"plain"</text:span></text:span><text:span text:style-name="Source_20_Text"><text:span text:style-name="T10">/&gt;</text:span></text:span></text:p>
      <text:p text:style-name="P6"><text:span text:style-name="Source_20_Text"><text:span text:style-name="T12"><text:s text:c="4"/></text:span></text:span><text:span text:style-name="Source_20_Text"><text:span text:style-name="T10">&lt;batchtest</text:span></text:span></text:p>
      <text:p text:style-name="P6"><text:span text:style-name="Source_20_Text"><text:span text:style-name="T12"><text:s text:c="8"/></text:span></text:span><text:span text:style-name="Source_20_Text"><text:span text:style-name="T16">todir</text:span></text:span><text:span text:style-name="Source_20_Text"><text:span text:style-name="T11">=</text:span></text:span><text:span text:style-name="Source_20_Text"><text:span text:style-name="T17">"${junit.batchtest.todir}"</text:span></text:span><text:span text:style-name="Source_20_Text"><text:span text:style-name="T10">&gt;</text:span></text:span></text:p>
      <text:p text:style-name="P6"><text:span text:style-name="Source_20_Text"><text:span text:style-name="T12"><text:s text:c="8"/></text:span></text:span><text:span text:style-name="Source_20_Text"><text:span text:style-name="T10">&lt;fileset</text:span></text:span><text:span text:style-name="Source_20_Text"><text:span text:style-name="T11"> </text:span></text:span><text:span text:style-name="Source_20_Text"><text:span text:style-name="T16">dir</text:span></text:span><text:span text:style-name="Source_20_Text"><text:span text:style-name="T11">=</text:span></text:span><text:span text:style-name="Source_20_Text"><text:span text:style-name="T17">"${test.destdir}"</text:span></text:span><text:span text:style-name="Source_20_Text"><text:span text:style-name="T10">/&gt;</text:span></text:span></text:p>
      <text:p text:style-name="P6"><text:span text:style-name="Source_20_Text"><text:span text:style-name="T12"><text:s text:c="4"/></text:span></text:span><text:span text:style-name="Source_20_Text"><text:span text:style-name="T10">&lt;/batchtest&gt;</text:span></text:span></text:p>
      <text:p text:style-name="P6"><text:span text:style-name="Source_20_Text"><text:span text:style-name="T10">&lt;/junit&gt;</text:span></text:span></text:p>
      <text:p text:style-name="P2">This is set up to run every test class, which is a common setup; presumably, you could also target that to a specific test class and run that, or run multiple.</text:p>
      <text:h text:style-name="P7" text:outline-level="1">Using vanilla Java</text:h>
      <text:p text:style-name="P5"><text:span text:style-name="T5">If you're not using jUnit at all, but just have your code in a method, you can set up a main() method with the signature </text:span><text:span text:style-name="Source_20_Text"><text:span text:style-name="T4">public static void main(String [] args)</text:span></text:span><text:span text:style-name="T5">. Then you can execute the code with something like </text:span><text:span text:style-name="Source_20_Text"><text:span text:style-name="T4">java -jar myJar</text:span></text:span><text:span text:style-name="T5"> to execute the main method inside the compiled jar myJar. You might need to edit the manifest if eclipse didn't update it; see </text:span><text:a xlink:type="simple" xlink:href="https://docs.oracle.com/javase/tutorial/deployment/jar/appman.html" text:style-name="Internet_20_link" text:visited-style-name="Visited_20_Internet_20_Link"><text:span text:style-name="T15">this documentation</text:span></text:a><text:span text:style-name="T5"> for more detail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OpenSymbol" svg:font-family="OpenSymbol"/>
    <style:font-face style:name="Tahoma1" svg:font-family="Tahoma"/>
    <style:font-face style:name="Verdana" svg:font-family="Verdana, 'Lucida Grande', 'Trebuchet MS', Helvetica, Arial,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Source_20_Text" style:display-name="Source Text"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M12S</meta:editing-duration>
    <meta:editing-cycles>6</meta:editing-cycles>
    <meta:generator>OpenOffice/4.1.1$Win32 OpenOffice.org_project/411m6$Build-9775</meta:generator>
    <dc:date>2016-01-22T10:20:32.89</dc:date>
    <meta:document-statistic meta:table-count="0" meta:image-count="0" meta:object-count="0" meta:page-count="3" meta:paragraph-count="112" meta:word-count="678" meta:character-count="5588"/>
    <meta:user-defined meta:name="Info 1"/>
    <meta:user-defined meta:name="Info 2"/>
    <meta:user-defined meta:name="Info 3"/>
    <meta:user-defined meta:name="Info 4"/>
  </office:meta>
</office:document-meta>
</file>